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8cm" fo:min-width="1.2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1.83cm"/>
    </style:style>
    <style:style style:name="gr6" style:family="graphic" style:parent-style-name="standard">
      <style:graphic-properties draw:stroke="none" svg:stroke-color="#000000" draw:fill="none" draw:fill-color="#ffffff" fo:min-height="1.55cm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4.852cm" svg:height="5.588cm" svg:x="11.714cm" svg:y="5.246cm">
            <text:p text:style-name="P1">DB</text:p>
          </draw:rect>
          <draw:ellipse draw:style-name="gr2" draw:text-style-name="P1" draw:layer="layout" svg:width="4.852cm" svg:height="1.505cm" svg:x="11.714cm" svg:y="4.6cm">
            <text:p/>
          </draw:ellipse>
          <draw:ellipse draw:style-name="gr2" draw:text-style-name="P1" draw:layer="layout" svg:width="4.852cm" svg:height="1.505cm" svg:x="11.714cm" svg:y="9.976cm">
            <text:p/>
          </draw:ellipse>
        </draw:g>
        <draw:rect draw:style-name="gr1" draw:text-style-name="P2" draw:layer="layout" svg:width="10.92cm" svg:height="0.887cm" svg:x="8.68cm" svg:y="13.713cm">
          <text:p text:style-name="P1"><text:span text:style-name="T1">Hibernate</text:span></text:p>
        </draw:rect>
        <draw:rect draw:style-name="gr1" draw:text-style-name="P3" draw:layer="layout" svg:width="10.92cm" svg:height="2.232cm" svg:x="8.68cm" svg:y="19.89cm">
          <text:p text:style-name="P1"><text:span text:style-name="T2">Repository</text:span></text:p>
        </draw:rect>
        <draw:rect draw:style-name="gr1" draw:text-style-name="P1" draw:layer="layout" svg:width="10.92cm" svg:height="2.234cm" svg:x="8.68cm" svg:y="24.354cm">
          <text:p text:style-name="P1">UI</text:p>
        </draw:rect>
        <draw:rect draw:style-name="gr1" draw:text-style-name="P1" draw:layer="layout" svg:width="6.705cm" svg:height="3.64cm" draw:transform="skewX (0.0010471975511964) rotate (1.57358885359779) translate (1.419cm 26.6cm)">
          <text:p text:style-name="P1">Events</text:p>
        </draw:rect>
        <draw:line draw:style-name="gr3" draw:text-style-name="P1" draw:layer="layout" svg:x1="14.14cm" svg:y1="13.713cm" svg:x2="14.14cm" svg:y2="11.48cm">
          <text:p/>
        </draw:line>
        <draw:line draw:style-name="gr3" draw:text-style-name="P1" draw:layer="layout" svg:x1="14.14cm" svg:y1="24.356cm" svg:x2="14.14cm" svg:y2="22.123cm">
          <text:p/>
        </draw:line>
        <draw:line draw:style-name="gr3" draw:text-style-name="P1" draw:layer="layout" svg:x1="14.14cm" svg:y1="19.89cm" svg:x2="14.14cm" svg:y2="17.657cm">
          <text:p/>
        </draw:line>
        <draw:line draw:style-name="gr3" draw:text-style-name="P1" draw:layer="layout" svg:x1="8.619cm" svg:y1="21.006cm" svg:x2="4.979cm" svg:y2="21.006cm">
          <text:p/>
        </draw:line>
        <draw:frame draw:style-name="gr4" draw:text-style-name="P4" draw:layer="layout" svg:width="1.906cm" svg:height="0.888cm" svg:x="6.263cm" svg:y="20.039cm">
          <draw:text-box>
            <text:p text:style-name="P1"><text:span text:style-name="T3">fire</text:span></text:p>
          </draw:text-box>
        </draw:frame>
        <draw:frame draw:style-name="gr5" draw:text-style-name="P5" draw:layer="layout" svg:width="2.048cm" svg:height="1.19cm" svg:x="6.011cm" svg:y="24.545cm">
          <draw:text-box>
            <text:p><text:span text:style-name="T3">listen</text:span></text:p>
          </draw:text-box>
        </draw:frame>
        <draw:line draw:style-name="gr3" draw:text-style-name="P1" draw:layer="layout" svg:x1="5.043cm" svg:y1="25.472cm" svg:x2="8.683cm" svg:y2="25.472cm">
          <text:p/>
        </draw:line>
        <draw:frame draw:style-name="gr6" draw:text-style-name="P6" draw:layer="layout" svg:width="18cm" svg:height="1.8cm" svg:x="1.6cm" svg:y="1.7cm">
          <draw:text-box>
            <text:p text:style-name="P1"><text:span text:style-name="T4">Architektonischer Aufbau</text:span></text:p>
          </draw:text-box>
        </draw:frame>
        <draw:frame draw:style-name="gr7" draw:text-style-name="P5" draw:layer="layout" svg:width="2.9cm" svg:height="0.85cm" svg:x="14.5cm" svg:y="22.9cm">
          <draw:text-box>
            <text:p><text:span text:style-name="T3">CRUD</text:span></text:p>
          </draw:text-box>
        </draw:frame>
        <draw:rect draw:style-name="gr1" draw:text-style-name="P2" draw:layer="layout" svg:width="10.92cm" svg:height="0.886cm" svg:x="8.68cm" svg:y="16.814cm">
          <text:p text:style-name="P1"><text:span text:style-name="T1">JPA</text:span></text:p>
        </draw:rect>
        <draw:line draw:style-name="gr3" draw:text-style-name="P1" draw:layer="layout" svg:x1="14.14cm" svg:y1="16.814cm" svg:x2="14.14cm" svg:y2="14.5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scal Ludwig</meta:initial-creator>
    <meta:creation-date>2014-02-19T10:43:40.66</meta:creation-date>
    <dc:date>2014-02-19T11:44:09.05</dc:date>
    <dc:creator>Pascal Ludwig</dc:creator>
    <meta:editing-duration>PT13M12S</meta:editing-duration>
    <meta:editing-cycles>2</meta:editing-cycles>
    <meta:generator>OpenOffice/4.0.1$Win32 OpenOffice.org_project/401m5$Build-9714</meta:generator>
    <meta:document-statistic meta:object-count="19"/>
  </office:meta>
</office:document-meta>
</file>